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E0D9DA8F3C2CA7B0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/>
    </style:style>
    <style:style style:name="P4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5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6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2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3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4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5" style:family="paragraph" style:parent-style-name="Normal_20_Indented">
      <style:paragraph-properties fo:margin-left="0in" fo:margin-right="0in" fo:text-indent="0in" style:auto-text-indent="false"/>
    </style:style>
    <style:style style:name="P1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17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18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1e987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loext:content-control loext:plain-text="true" loext:alias="Title"><text:span text:style-name="T7">Errata</text:span></loext:content-control><text:span text:style-name="T7"/></text:h>
      <text:p text:style-name="P3"/>
      <text:p text:style-name="P2"><text:span text:style-name="T15">T</text:span>he following two figure references were broken and have been updated:</text:p>
      <text:p text:style-name="P2"/>
      <text:p text:style-name="P12">p.81 “Figure ??” changed to “Figure 8.1”<text:span text:style-name="T7"/></text:p>
      <text:p text:style-name="P14"><text:span text:style-name="T15">p.</text:span>92 “Figure ??” <text:span text:style-name="T15">changed to</text:span> to “Figure 9.2”<text:span text:style-name="T7"/></text:p>
      <text:p text:style-name="P15"/>
      <text:p text:style-name="P17">The following figures have been updated:</text:p>
      <text:p text:style-name="P1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12">p. 40, <text:span text:style-name="T7"/></text:p>
      <text:p text:style-name="P13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E0D9DA8F3C2CA7B0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3:26:23.596134957</dc:date>
    <meta:editing-cycles>16</meta:editing-cycles>
    <dc:title>Errata</dc:title>
    <meta:editing-duration>PT45M40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8" meta:word-count="110" meta:character-count="691" meta:non-whitespace-character-count="588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